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number-columns-repeated="2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number-columns-repeated="989" table:default-cell-style-name="ce18"/>
        <table:table-column table:style-name="co31" table:number-columns-repeated="4" table:default-cell-style-name="ce22"/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Manufacturer Part Number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Digi-Key Part Number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Through Hole</text:p>
          </table:table-cell>
          <table:table-cell table:style-name="ce8" office:value-type="string" calcext:value-type="string">
            <text:p>datasheet</text:p>
          </table:table-cell>
          <table:table-cell table:style-name="ce4" office:value-type="string" calcext:value-type="string">
            <text:p>packaging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olerance</text:p>
          </table:table-cell>
          <table:table-cell table:style-name="ce4" office:value-type="string" calcext:value-type="string">
            <text:p>voltage rating</text:p>
          </table:table-cell>
          <table:table-cell table:style-name="ce4" office:value-type="string" calcext:value-type="string">
            <text:p>current rating</text:p>
          </table:table-cell>
          <table:table-cell table:style-name="ce8" office:value-type="string" calcext:value-type="string">
            <text:p>power rating</text:p>
          </table:table-cell>
          <table:table-cell table:style-name="ce4" office:value-type="string" calcext:value-type="string">
            <text:p>V<text:span text:style-name="T2">GS(th)</text:span></text:p>
          </table:table-cell>
          <table:table-cell table:style-name="ce8" office:value-type="string" calcext:value-type="string">
            <text:p><text:span text:style-name="T3">V</text:span><text:span text:style-name="T2">GS MAX</text:span></text:p>
          </table:table-cell>
          <table:table-cell table:style-name="ce8" office:value-type="string" calcext:value-type="string">
            <text:p>V<text:span text:style-name="T2">DS MAX</text:span></text:p>
          </table:table-cell>
          <table:table-cell table:style-name="ce8" office:value-type="string" calcext:value-type="string">
            <text:p>ESR</text:p>
          </table:table-cell>
          <table:table-cell table:style-name="ce8" office:value-type="string" calcext:value-type="string">
            <text:p>R<text:span text:style-name="T2">DS ON</text:span></text:p>
          </table:table-cell>
          <table:table-cell table:style-name="ce4" office:value-type="string" calcext:value-type="string">
            <text:p>on state resistance</text:p>
          </table:table-cell>
          <table:table-cell table:style-name="ce4" office:value-type="string" calcext:value-type="string">
            <text:p>Temperature Coefficient</text:p>
          </table:table-cell>
          <table:table-cell table:style-name="ce4" office:value-type="string" calcext:value-type="string">
            <text:p>Reverse Standoff Voltage</text:p>
          </table:table-cell>
          <table:table-cell table:style-name="ce4" office:value-type="string" calcext:value-type="string">
            <text:p>Reverse Breakdown Voltage</text:p>
          </table:table-cell>
          <table:table-cell table:style-name="ce4" office:value-type="string" calcext:value-type="string">
            <text:p>Max Clamping Voltage</text:p>
          </table:table-cell>
          <table:table-cell table:style-name="ce4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21"/>
          <table:table-cell office:value-type="string" calcext:value-type="string">
            <text:p>~2 A, 25 A pulse</text:p>
          </table:table-cell>
          <table:table-cell/>
          <table:table-cell table:style-name="ce21" office:value-type="string" calcext:value-type="string">
            <text:p>1 V – 2.3 V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19" office:value-type="string" calcext:value-type="string">
            <text:p>L298N</text:p>
          </table:table-cell>
          <table:table-cell table:style-name="ce19" office:value-type="string" calcext:value-type="string">
            <text:p>STMicroelectronics</text:p>
          </table:table-cell>
          <table:table-cell table:style-name="ce19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19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100 V</text:p>
          </table:table-cell>
          <table:table-cell table:style-name="ce21" table:number-columns-repeated="2"/>
          <table:table-cell table:number-columns-repeated="99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21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21" office:value-type="string" calcext:value-type="string">
            <text:p>bag</text:p>
          </table:table-cell>
          <table:table-cell table:style-name="ce21" office:value-type="string" calcext:value-type="string">
            <text:p>ammo box</text:p>
          </table:table-cell>
          <table:table-cell table:style-name="ce21" table:number-columns-repeated="2"/>
          <table:table-cell table:style-name="ce21" office:value-type="string" calcext:value-type="string">
            <text:p>2.2 V RED, 3.2 V BLUE and GREEN</text:p>
          </table:table-cell>
          <table:table-cell table:style-name="ce21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21" office:value-type="string" calcext:value-type="string">
            <text:p>1.4 V min, 2.4 V max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50 m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19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19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19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12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19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19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5.0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19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19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BJ24ALFCT-ND</text:p>
          </table:table-cell>
          <table:table-cell/>
          <table:table-cell table:style-name="ce19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19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21" office:value-type="string" calcext:value-type="string">
            <text:p>0.3 V – 1 V</text:p>
          </table:table-cell>
          <table:table-cell table:style-name="ce21" office:value-type="string" calcext:value-type="string">
            <text:p>8 V</text:p>
          </table:table-cell>
          <table:table-cell table:style-name="ce21" office:value-type="string" calcext:value-type="string">
            <text:p>50 V</text:p>
          </table:table-cell>
          <table:table-cell table:style-name="ce21"/>
          <table:table-cell table:number-columns-repeated="2" table:style-name="ce21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19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19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19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19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19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19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19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20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20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20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20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20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19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19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20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TMK042CG120JD-W‎</text:p>
          </table:table-cell>
          <table:table-cell table:style-name="ce19" office:value-type="string" calcext:value-type="string">
            <text:p>taiyo yuden</text:p>
          </table:table-cell>
          <table:table-cell table:style-name="ce19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19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9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19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9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19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19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3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9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19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9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19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3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9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19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21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/>
          <table:table-cell table:style-name="ce19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19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style-name="ce20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table:number-columns-repeated="2"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20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/>
          <table:table-cell table:style-name="ce20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20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20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19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19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20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20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table:style-name="ce19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19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19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 table:number-columns-repeated="2"/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table:number-columns-repeated="2"/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7"/>
          <table:table-cell office:value-type="string" calcext:value-type="string">
            <text:p>-25 C</text:p>
          </table:table-cell>
          <table:table-cell office:value-type="string" calcext:value-type="string">
            <text:p>120 C</text:p>
          </table:table-cell>
          <table:table-cell table:number-columns-repeated="990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 table:number-columns-repeated="2"/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 table:number-columns-repeated="2"/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3"/>
          <table:table-cell office:value-type="string" calcext:value-type="string">
            <text:p>-40 C</text:p>
          </table:table-cell>
          <table:table-cell office:value-type="string" calcext:value-type="string">
            <text:p>105 C</text:p>
          </table:table-cell>
          <table:table-cell table:number-columns-repeated="990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9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9:27:52.921591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2T19:28:49.371348329</dc:date>
    <meta:editing-duration>P4DT2H55M33S</meta:editing-duration>
    <meta:editing-cycles>82</meta:editing-cycles>
    <meta:generator>LibreOffice/6.1.4.2$Linux_X86_64 LibreOffice_project/10$Build-2</meta:generator>
    <meta:document-statistic meta:table-count="1" meta:cell-count="1456" meta:object-count="0"/>
  </office:meta>
</office:document-meta>
</file>